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rsid="0011ea20" officeooo:paragraph-rsid="0011ea20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fo:font-weight="bold" officeooo:rsid="0011ea20" officeooo:paragraph-rsid="0011ea20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22384" officeooo:paragraph-rsid="0012238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21aef7" officeooo:paragraph-rsid="0021aef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276644" officeooo:paragraph-rsid="0027664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368461" officeooo:paragraph-rsid="00368461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556cm"/>
        </style:tab-stops>
      </style:paragraph-properties>
      <style:text-properties style:font-name="Arial" fo:font-weight="bold" officeooo:rsid="001a797c" officeooo:paragraph-rsid="001a797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394f86" officeooo:paragraph-rsid="00394f8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bold" officeooo:rsid="002a9aae" officeooo:paragraph-rsid="002a9aae" fo:background-color="#fffff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122384" officeooo:paragraph-rsid="00122384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122384" officeooo:paragraph-rsid="00217146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136fb5" officeooo:paragraph-rsid="00136fb5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136fb5" officeooo:paragraph-rsid="002a60ea"/>
    </style:style>
    <style:style style:name="P14" style:family="paragraph" style:parent-style-name="Standard">
      <style:paragraph-properties fo:text-align="start" style:justify-single-word="false">
        <style:tab-stops>
          <style:tab-stop style:position="2.499cm" style:type="right"/>
        </style:tab-stops>
      </style:paragraph-properties>
      <style:text-properties style:font-name="Arial" officeooo:rsid="00136fb5" officeooo:paragraph-rsid="002dfaad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136fb5" officeooo:paragraph-rsid="002dfaad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15d998" officeooo:paragraph-rsid="0015d998"/>
    </style:style>
    <style:style style:name="P17" style:family="paragraph" style:parent-style-name="Standard">
      <style:paragraph-properties fo:text-align="start" style:justify-single-word="false"/>
      <style:text-properties style:font-name="Arial" officeooo:paragraph-rsid="001694b0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1a797c" officeooo:paragraph-rsid="001a797c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217146" officeooo:paragraph-rsid="00217146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218799" officeooo:paragraph-rsid="00218799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122384" officeooo:paragraph-rsid="0012238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21aef7" officeooo:paragraph-rsid="0021aef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218799" officeooo:paragraph-rsid="0021879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262f1a" officeooo:paragraph-rsid="00262f1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276644" officeooo:paragraph-rsid="0027664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officeooo:paragraph-rsid="001a797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weight="normal" officeooo:rsid="0035693b" officeooo:paragraph-rsid="0035693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weight="normal" officeooo:rsid="00368461" officeooo:paragraph-rsid="0036846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weight="normal" officeooo:rsid="0036a7f3" officeooo:paragraph-rsid="0036a7f3" style:font-weight-asian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99cm" style:type="right"/>
        </style:tab-stops>
      </style:paragraph-properties>
      <style:text-properties style:font-name="Arial" fo:font-weight="normal" officeooo:rsid="0025b5d5" officeooo:paragraph-rsid="0025b5d5" fo:background-color="#d4ea6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weight="normal" officeooo:rsid="00122384" officeooo:paragraph-rsid="002a60ea" fo:background-color="#ffffff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weight="normal" officeooo:rsid="002a9aae" officeooo:paragraph-rsid="002a9aae" fo:background-color="#fffff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weight="normal" officeooo:rsid="002b3073" officeooo:paragraph-rsid="002b3073" fo:background-color="#fffff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weight="normal" officeooo:rsid="002936cb" officeooo:paragraph-rsid="002a60ea" fo:background-color="#ffff0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weight="normal" officeooo:rsid="002a9aae" officeooo:paragraph-rsid="002dfaad" fo:background-color="#ffff00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officeooo:rsid="00255a8e" officeooo:paragraph-rsid="00255a8e"/>
    </style:style>
    <style:style style:name="P37" style:family="paragraph" style:parent-style-name="Standard">
      <style:paragraph-properties fo:text-align="start" style:justify-single-word="false"/>
      <style:text-properties style:font-name="Arial" officeooo:rsid="00255a8e" officeooo:paragraph-rsid="002a60ea"/>
    </style:style>
    <style:style style:name="P38" style:family="paragraph" style:parent-style-name="Standard">
      <style:paragraph-properties fo:text-align="start" style:justify-single-word="false"/>
      <style:text-properties style:font-name="Arial" officeooo:rsid="00255a8e" officeooo:paragraph-rsid="002dfaad"/>
    </style:style>
    <style:style style:name="P39" style:family="paragraph" style:parent-style-name="Standard">
      <style:paragraph-properties fo:text-align="start" style:justify-single-word="false"/>
      <style:text-properties style:font-name="Arial" officeooo:rsid="00255a8e" officeooo:paragraph-rsid="00255a8e" fo:background-color="#ffff00"/>
    </style:style>
    <style:style style:name="P40" style:family="paragraph" style:parent-style-name="Standard">
      <style:paragraph-properties fo:text-align="start" style:justify-single-word="false"/>
      <style:text-properties style:font-name="Arial" officeooo:rsid="00255a8e" officeooo:paragraph-rsid="002a60ea" fo:background-color="#ffff00"/>
    </style:style>
    <style:style style:name="P41" style:family="paragraph" style:parent-style-name="Standard">
      <style:paragraph-properties fo:text-align="start" style:justify-single-word="false"/>
      <style:text-properties style:font-name="Arial" officeooo:rsid="00255a8e" officeooo:paragraph-rsid="002dfaad" fo:background-color="#ffff00"/>
    </style:style>
    <style:style style:name="P42" style:family="paragraph" style:parent-style-name="Standard">
      <style:paragraph-properties fo:text-align="start" style:justify-single-word="false"/>
      <style:text-properties style:font-name="Arial" officeooo:rsid="00276644" officeooo:paragraph-rsid="00276644" fo:background-color="#ffff00"/>
    </style:style>
    <style:style style:name="P43" style:family="paragraph" style:parent-style-name="Standard">
      <style:paragraph-properties fo:text-align="start" style:justify-single-word="false"/>
      <style:text-properties style:font-name="Arial" officeooo:rsid="00276644" officeooo:paragraph-rsid="002a60ea" fo:background-color="#ffff00"/>
    </style:style>
    <style:style style:name="P44" style:family="paragraph" style:parent-style-name="Standard">
      <style:paragraph-properties fo:text-align="start" style:justify-single-word="false"/>
      <style:text-properties style:font-name="Arial" officeooo:rsid="00276644" officeooo:paragraph-rsid="002dfaad" fo:background-color="#ffff00"/>
    </style:style>
    <style:style style:name="P45" style:family="paragraph" style:parent-style-name="Standard">
      <style:paragraph-properties fo:text-align="start" style:justify-single-word="false"/>
      <style:text-properties style:font-name="Arial" officeooo:rsid="002936cb" officeooo:paragraph-rsid="002936cb" fo:background-color="#ffff00"/>
    </style:style>
    <style:style style:name="P46" style:family="paragraph" style:parent-style-name="Standard">
      <style:paragraph-properties fo:text-align="start" style:justify-single-word="false"/>
      <style:text-properties style:font-name="Arial" officeooo:rsid="0025b5d5" officeooo:paragraph-rsid="0025b5d5"/>
    </style:style>
    <style:style style:name="P47" style:family="paragraph" style:parent-style-name="Standard">
      <style:paragraph-properties fo:text-align="start" style:justify-single-word="false"/>
      <style:text-properties style:font-name="Arial" officeooo:rsid="0025b5d5" officeooo:paragraph-rsid="002a60ea"/>
    </style:style>
    <style:style style:name="P48" style:family="paragraph" style:parent-style-name="Standard">
      <style:paragraph-properties fo:text-align="start" style:justify-single-word="false"/>
      <style:text-properties style:font-name="Arial" officeooo:rsid="0025b5d5" officeooo:paragraph-rsid="002a9aae"/>
    </style:style>
    <style:style style:name="P49" style:family="paragraph" style:parent-style-name="Standard">
      <style:paragraph-properties fo:text-align="start" style:justify-single-word="false"/>
      <style:text-properties style:font-name="Arial" officeooo:rsid="0025b5d5" officeooo:paragraph-rsid="002dfaad"/>
    </style:style>
    <style:style style:name="P50" style:family="paragraph" style:parent-style-name="Standard">
      <style:paragraph-properties fo:text-align="start" style:justify-single-word="false"/>
      <style:text-properties style:font-name="Arial" officeooo:rsid="00276644" officeooo:paragraph-rsid="00276644"/>
    </style:style>
    <style:style style:name="P51" style:family="paragraph" style:parent-style-name="Standard">
      <style:paragraph-properties fo:text-align="start" style:justify-single-word="false"/>
      <style:text-properties style:font-name="Arial" officeooo:rsid="00276644" officeooo:paragraph-rsid="002a60ea"/>
    </style:style>
    <style:style style:name="P52" style:family="paragraph" style:parent-style-name="Standard">
      <style:paragraph-properties fo:text-align="start" style:justify-single-word="false"/>
      <style:text-properties style:font-name="Arial" officeooo:rsid="00276644" officeooo:paragraph-rsid="002dfaad"/>
    </style:style>
    <style:style style:name="P53" style:family="paragraph" style:parent-style-name="Standard">
      <style:paragraph-properties fo:text-align="start" style:justify-single-word="false"/>
      <style:text-properties style:font-name="Arial" officeooo:rsid="00262f1a" officeooo:paragraph-rsid="00262f1a" fo:background-color="#ffffff"/>
    </style:style>
    <style:style style:name="P54" style:family="paragraph" style:parent-style-name="Standard">
      <style:paragraph-properties fo:text-align="start" style:justify-single-word="false"/>
      <style:text-properties style:font-name="Arial" officeooo:rsid="00262f1a" officeooo:paragraph-rsid="002a60ea" fo:background-color="#ffffff"/>
    </style:style>
    <style:style style:name="P55" style:family="paragraph" style:parent-style-name="Standard">
      <style:paragraph-properties fo:text-align="start" style:justify-single-word="false"/>
      <style:text-properties style:font-name="Arial" officeooo:rsid="00262f1a" officeooo:paragraph-rsid="002dfaad" fo:background-color="#ffffff"/>
    </style:style>
    <style:style style:name="P56" style:family="paragraph" style:parent-style-name="Standard">
      <style:paragraph-properties fo:text-align="start" style:justify-single-word="false"/>
      <style:text-properties style:font-name="Arial" officeooo:rsid="00276644" officeooo:paragraph-rsid="00276644" fo:background-color="#ffffff"/>
    </style:style>
    <style:style style:name="P57" style:family="paragraph" style:parent-style-name="Standard">
      <style:paragraph-properties fo:text-align="start" style:justify-single-word="false"/>
      <style:text-properties style:font-name="Arial" officeooo:rsid="00276644" officeooo:paragraph-rsid="002a60ea" fo:background-color="#ffffff"/>
    </style:style>
    <style:style style:name="P58" style:family="paragraph" style:parent-style-name="Standard">
      <style:paragraph-properties fo:text-align="start" style:justify-single-word="false"/>
      <style:text-properties style:font-name="Arial" officeooo:rsid="00276644" officeooo:paragraph-rsid="002dfaad" fo:background-color="#ffffff"/>
    </style:style>
    <style:style style:name="P59" style:family="paragraph" style:parent-style-name="Standard">
      <style:paragraph-properties fo:text-align="start" style:justify-single-word="false"/>
      <style:text-properties style:font-name="Arial" officeooo:rsid="002936cb" officeooo:paragraph-rsid="002936cb" fo:background-color="#ffffff"/>
    </style:style>
    <style:style style:name="P60" style:family="paragraph" style:parent-style-name="Standard">
      <style:paragraph-properties fo:text-align="start" style:justify-single-word="false"/>
      <style:text-properties style:font-name="Arial" officeooo:rsid="0029e3f7" officeooo:paragraph-rsid="0029e3f7" fo:background-color="#ffffff"/>
    </style:style>
    <style:style style:name="P61" style:family="paragraph" style:parent-style-name="Standard">
      <style:paragraph-properties fo:text-align="start" style:justify-single-word="false"/>
      <style:text-properties style:font-name="Arial" officeooo:rsid="00193522" officeooo:paragraph-rsid="0029e3f7"/>
    </style:style>
    <style:style style:name="P62" style:family="paragraph" style:parent-style-name="Standard">
      <style:paragraph-properties fo:text-align="start" style:justify-single-word="false"/>
      <style:text-properties style:font-name="Arial" officeooo:rsid="001a284b" officeooo:paragraph-rsid="0029e3f7"/>
    </style:style>
    <style:style style:name="P63" style:family="paragraph" style:parent-style-name="Standard">
      <style:paragraph-properties fo:text-align="start" style:justify-single-word="false"/>
      <style:text-properties style:font-name="Arial" officeooo:rsid="00276644" officeooo:paragraph-rsid="00276644" fo:background-color="#d4ea6b"/>
    </style:style>
    <style:style style:name="P64" style:family="paragraph" style:parent-style-name="Standard">
      <style:paragraph-properties fo:text-align="start" style:justify-single-word="false"/>
      <style:text-properties style:font-name="Arial" officeooo:rsid="00276644" officeooo:paragraph-rsid="002a60ea" fo:background-color="#d4ea6b"/>
    </style:style>
    <style:style style:name="P65" style:family="paragraph" style:parent-style-name="Standard">
      <style:paragraph-properties fo:text-align="start" style:justify-single-word="false"/>
      <style:text-properties style:font-name="Arial" officeooo:rsid="00276644" officeooo:paragraph-rsid="002dfaad" fo:background-color="#d4ea6b"/>
    </style:style>
    <style:style style:name="P66" style:family="paragraph" style:parent-style-name="Standard">
      <style:paragraph-properties fo:text-align="start" style:justify-single-word="false"/>
      <style:text-properties style:font-name="Arial" officeooo:rsid="00255a8e" officeooo:paragraph-rsid="00255a8e" fo:background-color="#d4ea6b"/>
    </style:style>
    <style:style style:name="P67" style:family="paragraph" style:parent-style-name="Standard">
      <style:paragraph-properties fo:text-align="start" style:justify-single-word="false"/>
      <style:text-properties style:font-name="Arial" officeooo:rsid="00255a8e" officeooo:paragraph-rsid="002a60ea" fo:background-color="#d4ea6b"/>
    </style:style>
    <style:style style:name="P68" style:family="paragraph" style:parent-style-name="Standard">
      <style:paragraph-properties fo:text-align="start" style:justify-single-word="false"/>
      <style:text-properties style:font-name="Arial" officeooo:rsid="00255a8e" officeooo:paragraph-rsid="002dfaad" fo:background-color="#d4ea6b"/>
    </style:style>
    <style:style style:name="P69" style:family="paragraph" style:parent-style-name="Standard">
      <style:paragraph-properties fo:text-align="start" style:justify-single-word="false"/>
      <style:text-properties style:font-name="Arial" officeooo:rsid="0025b5d5" officeooo:paragraph-rsid="0025b5d5" fo:background-color="#d4ea6b"/>
    </style:style>
    <style:style style:name="P70" style:family="paragraph" style:parent-style-name="Standard">
      <style:paragraph-properties fo:text-align="start" style:justify-single-word="false">
        <style:tab-stops>
          <style:tab-stop style:position="2.499cm" style:type="right"/>
        </style:tab-stops>
      </style:paragraph-properties>
      <style:text-properties style:font-name="Arial" officeooo:rsid="0025b5d5" officeooo:paragraph-rsid="0025b5d5" fo:background-color="#d4ea6b"/>
    </style:style>
    <style:style style:name="P71" style:family="paragraph" style:parent-style-name="Standard">
      <style:paragraph-properties fo:text-align="start" style:justify-single-word="false">
        <style:tab-stops>
          <style:tab-stop style:position="2.499cm" style:type="right"/>
        </style:tab-stops>
      </style:paragraph-properties>
      <style:text-properties style:font-name="Arial" officeooo:rsid="0025b5d5" officeooo:paragraph-rsid="002dfaad" fo:background-color="#d4ea6b"/>
    </style:style>
    <style:style style:name="P72" style:family="paragraph" style:parent-style-name="Standard">
      <style:paragraph-properties fo:text-align="start" style:justify-single-word="false"/>
      <style:text-properties style:font-name="Arial" officeooo:rsid="0025b5d5" officeooo:paragraph-rsid="002a60ea" fo:background-color="#d4ea6b"/>
    </style:style>
    <style:style style:name="P73" style:family="paragraph" style:parent-style-name="Standard">
      <style:paragraph-properties fo:text-align="start" style:justify-single-word="false"/>
      <style:text-properties style:font-name="Arial" officeooo:rsid="0025b5d5" officeooo:paragraph-rsid="002dfaad" fo:background-color="#d4ea6b"/>
    </style:style>
    <style:style style:name="P74" style:family="paragraph" style:parent-style-name="Standard">
      <style:paragraph-properties fo:text-align="start" style:justify-single-word="false"/>
      <style:text-properties style:font-name="Arial" officeooo:rsid="00262f1a" officeooo:paragraph-rsid="00262f1a" fo:background-color="#d4ea6b"/>
    </style:style>
    <style:style style:name="P75" style:family="paragraph" style:parent-style-name="Standard">
      <style:paragraph-properties fo:text-align="start" style:justify-single-word="false"/>
      <style:text-properties style:font-name="Arial" officeooo:rsid="00262f1a" officeooo:paragraph-rsid="002a60ea" fo:background-color="#d4ea6b"/>
    </style:style>
    <style:style style:name="P76" style:family="paragraph" style:parent-style-name="Standard">
      <style:paragraph-properties fo:text-align="start" style:justify-single-word="false"/>
      <style:text-properties style:font-name="Arial" officeooo:rsid="00262f1a" officeooo:paragraph-rsid="002dfaad" fo:background-color="#d4ea6b"/>
    </style:style>
    <style:style style:name="P77" style:family="paragraph" style:parent-style-name="Standard">
      <style:paragraph-properties fo:text-align="start" style:justify-single-word="false"/>
      <style:text-properties style:font-name="Arial" officeooo:rsid="002936cb" officeooo:paragraph-rsid="002936cb" fo:background-color="#d4ea6b"/>
    </style:style>
    <style:style style:name="P78" style:family="paragraph" style:parent-style-name="Standard">
      <style:paragraph-properties fo:text-align="start" style:justify-single-word="false"/>
      <style:text-properties style:font-name="Arial" officeooo:rsid="002936cb" officeooo:paragraph-rsid="002a60ea" fo:background-color="#d4ea6b"/>
    </style:style>
    <style:style style:name="P79" style:family="paragraph" style:parent-style-name="Standard">
      <style:paragraph-properties fo:text-align="start" style:justify-single-word="false"/>
      <style:text-properties style:font-name="Arial" officeooo:rsid="0025b5d5" officeooo:paragraph-rsid="0025b5d5" fo:background-color="#b4c7dc"/>
    </style:style>
    <style:style style:name="P80" style:family="paragraph" style:parent-style-name="Standard">
      <style:paragraph-properties fo:text-align="start" style:justify-single-word="false"/>
      <style:text-properties style:font-name="Arial" officeooo:rsid="002a60ea" officeooo:paragraph-rsid="002a60ea" fo:background-color="#b4c7dc"/>
    </style:style>
    <style:style style:name="P81" style:family="paragraph" style:parent-style-name="Standard">
      <style:paragraph-properties fo:text-align="start" style:justify-single-word="false"/>
      <style:text-properties style:font-name="Arial" officeooo:rsid="002dfaad" officeooo:paragraph-rsid="002dfaad" fo:background-color="#b4c7dc"/>
    </style:style>
    <style:style style:name="P82" style:family="paragraph" style:parent-style-name="Standard">
      <style:paragraph-properties fo:text-align="start" style:justify-single-word="false"/>
      <style:text-properties style:font-name="Arial" officeooo:rsid="002a9aae" officeooo:paragraph-rsid="002a9aae" fo:background-color="#b4c7dc"/>
    </style:style>
    <style:style style:name="P83" style:family="paragraph" style:parent-style-name="Standard">
      <style:paragraph-properties fo:text-align="start" style:justify-single-word="false"/>
      <style:text-properties style:font-name="Arial" officeooo:rsid="002dfaad" officeooo:paragraph-rsid="002dfaad"/>
    </style:style>
    <style:style style:name="P84" style:family="paragraph" style:parent-style-name="Standard">
      <style:paragraph-properties fo:text-align="start" style:justify-single-word="false"/>
      <style:text-properties style:font-name="Arial" officeooo:rsid="002e4ce6" officeooo:paragraph-rsid="002e4ce6"/>
    </style:style>
    <style:style style:name="P85" style:family="paragraph" style:parent-style-name="Standard">
      <style:paragraph-properties fo:text-align="start" style:justify-single-word="false"/>
      <style:text-properties style:font-name="Arial" officeooo:rsid="00303374" officeooo:paragraph-rsid="00303374"/>
    </style:style>
    <style:style style:name="P86" style:family="paragraph" style:parent-style-name="Standard">
      <style:paragraph-properties fo:text-align="start" style:justify-single-word="false"/>
      <style:text-properties style:font-name="Arial" fo:font-size="10pt" officeooo:rsid="0012def0" officeooo:paragraph-rsid="001b078d" style:font-size-asian="10pt" style:font-size-complex="10pt"/>
    </style:style>
    <style:style style:name="P87" style:family="paragraph" style:parent-style-name="Standard">
      <style:paragraph-properties fo:text-align="start" style:justify-single-word="false"/>
      <style:text-properties style:font-name="Arial" officeooo:rsid="00394f86" officeooo:paragraph-rsid="00394f86"/>
    </style:style>
    <style:style style:name="P88" style:family="paragraph" style:parent-style-name="Standard">
      <style:paragraph-properties fo:text-align="start" style:justify-single-word="false"/>
      <style:text-properties style:font-name="Arial" fo:font-size="12pt" officeooo:rsid="00303374" officeooo:paragraph-rsid="00303374" style:font-size-asian="10.5pt" style:font-size-complex="12pt"/>
    </style:style>
    <style:style style:name="P89" style:family="paragraph" style:parent-style-name="Standard">
      <style:paragraph-properties fo:text-align="start" style:justify-single-word="false"/>
      <style:text-properties style:font-name="Arial" fo:font-size="12pt" officeooo:rsid="003a2fbf" officeooo:paragraph-rsid="003a2fbf" style:font-size-asian="10.5pt" style:font-size-complex="12pt"/>
    </style:style>
    <style:style style:name="P90" style:family="paragraph" style:parent-style-name="Standard">
      <style:paragraph-properties fo:text-align="center" style:justify-single-word="false"/>
      <style:text-properties officeooo:paragraph-rsid="0011ea20"/>
    </style:style>
    <style:style style:name="P91" style:family="paragraph" style:parent-style-name="Standard">
      <style:paragraph-properties fo:text-align="start" style:justify-single-word="false"/>
      <style:text-properties officeooo:paragraph-rsid="002a60ea"/>
    </style:style>
    <style:style style:name="P92" style:family="paragraph" style:parent-style-name="Standard">
      <style:paragraph-properties fo:text-align="start" style:justify-single-word="false"/>
      <style:text-properties officeooo:paragraph-rsid="002dfaad"/>
    </style:style>
    <style:style style:name="P93" style:family="paragraph" style:parent-style-name="Standard">
      <style:paragraph-properties fo:text-align="start" style:justify-single-word="false"/>
      <style:text-properties officeooo:paragraph-rsid="001b078d"/>
    </style:style>
    <style:style style:name="P94" style:family="paragraph" style:parent-style-name="Standard">
      <style:paragraph-properties fo:text-align="start" style:justify-single-word="false"/>
      <style:text-properties officeooo:rsid="00303374" officeooo:paragraph-rsid="00303374"/>
    </style:style>
    <style:style style:name="P95" style:family="paragraph" style:parent-style-name="Standard">
      <style:paragraph-properties fo:text-align="start" style:justify-single-word="false" fo:break-before="page"/>
      <style:text-properties style:font-name="Arial" fo:font-weight="bold" officeooo:rsid="00122384" officeooo:paragraph-rsid="00122384" style:font-weight-asian="bold" style:font-weight-complex="bold"/>
    </style:style>
    <style:style style:name="P96" style:family="paragraph" style:parent-style-name="Standard">
      <style:paragraph-properties fo:text-align="start" style:justify-single-word="false" fo:break-before="page"/>
      <style:text-properties style:font-name="Arial" fo:font-weight="bold" officeooo:rsid="001a797c" officeooo:paragraph-rsid="001a797c" style:font-weight-asian="bold" style:font-weight-complex="bold"/>
    </style:style>
    <style:style style:name="P97" style:family="paragraph" style:parent-style-name="Standard">
      <style:paragraph-properties fo:text-align="start" style:justify-single-word="false" fo:break-before="page"/>
      <style:text-properties style:font-name="Arial" fo:font-weight="bold" officeooo:rsid="00218799" officeooo:paragraph-rsid="00218799" style:font-weight-asian="bold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style:font-name="Arial" fo:font-weight="bold" officeooo:rsid="002dfaad" officeooo:paragraph-rsid="002dfaad" style:font-weight-asian="bold" style:font-weight-complex="bold"/>
    </style:style>
    <style:style style:name="P99" style:family="paragraph" style:parent-style-name="Standard">
      <style:paragraph-properties fo:text-align="start" style:justify-single-word="false" fo:break-before="page"/>
      <style:text-properties style:font-name="Arial" fo:font-weight="bold" officeooo:rsid="00122384" officeooo:paragraph-rsid="002a60ea" fo:background-color="#ffffff" style:font-weight-asian="bold" style:font-weight-complex="bold"/>
    </style:style>
    <style:style style:name="P100" style:family="paragraph" style:parent-style-name="Standard">
      <style:paragraph-properties fo:text-align="start" style:justify-single-word="false" fo:break-before="page"/>
      <style:text-properties style:font-name="Arial" officeooo:rsid="003515b0" officeooo:paragraph-rsid="003515b0"/>
    </style:style>
    <style:style style:name="P101" style:family="paragraph" style:parent-style-name="Standard">
      <style:paragraph-properties fo:text-align="start" style:justify-single-word="false"/>
      <style:text-properties style:font-name="Arial" officeooo:rsid="003d4367" officeooo:paragraph-rsid="003fc1c9"/>
    </style:style>
    <style:style style:name="P102" style:family="paragraph" style:parent-style-name="Standard">
      <style:paragraph-properties fo:text-align="start" style:justify-single-word="false"/>
      <style:text-properties style:font-name="Arial" officeooo:rsid="001a797c" officeooo:paragraph-rsid="003d4367"/>
    </style:style>
    <style:style style:name="P103" style:family="paragraph" style:parent-style-name="Standard">
      <style:paragraph-properties fo:text-align="start" style:justify-single-word="false"/>
      <style:text-properties style:font-name="Arial" officeooo:rsid="00394f86" officeooo:paragraph-rsid="00394f86"/>
    </style:style>
    <style:style style:name="P104" style:family="paragraph" style:parent-style-name="Standard">
      <style:paragraph-properties fo:text-align="start" style:justify-single-word="false"/>
      <style:text-properties style:font-name="Arial" officeooo:rsid="003fc1c9" officeooo:paragraph-rsid="003fc1c9"/>
    </style:style>
    <style:style style:name="P105" style:family="paragraph" style:parent-style-name="Standard">
      <style:paragraph-properties fo:text-align="start" style:justify-single-word="false"/>
      <style:text-properties officeooo:rsid="003a2fbf" officeooo:paragraph-rsid="00303374"/>
    </style:style>
    <style:style style:name="P106" style:family="paragraph">
      <style:paragraph-properties fo:text-align="center" style:writing-mode="lr-tb"/>
    </style:style>
    <style:style style:name="P107" style:family="paragraph">
      <style:paragraph-properties fo:text-align="end" style:writing-mode="lr-tb"/>
    </style:style>
    <style:style style:name="P108" style:family="paragraph">
      <loext:graphic-properties draw:fill="solid" draw:fill-color="#ffffff"/>
      <style:paragraph-properties fo:text-align="center" style:writing-mode="lr-tb"/>
    </style:style>
    <style:style style:name="P109" style:family="paragraph">
      <style:paragraph-properties fo:text-align="center" style:writing-mode="lr-tb"/>
      <style:text-properties fo:font-size="12pt"/>
    </style:style>
    <style:style style:name="P110" style:family="paragraph">
      <style:paragraph-properties fo:text-align="end" style:writing-mode="lr-tb"/>
      <style:text-properties fo:font-size="12pt"/>
    </style:style>
    <style:style style:name="P111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12" style:family="paragraph">
      <style:paragraph-properties fo:text-align="center"/>
    </style:style>
    <style:style style:name="P113" style:family="paragraph">
      <style:paragraph-properties fo:text-align="center"/>
      <style:text-properties fo:font-size="12pt"/>
    </style:style>
    <style:style style:name="T1" style:family="text">
      <style:text-properties officeooo:rsid="0013dd18"/>
    </style:style>
    <style:style style:name="T2" style:family="text">
      <style:text-properties style:font-name="Arial" fo:font-weight="bold" officeooo:rsid="001a797c" style:font-weight-asian="bold" style:font-weight-complex="bold"/>
    </style:style>
    <style:style style:name="T3" style:family="text">
      <style:text-properties style:font-name="Arial" fo:font-weight="bold" officeooo:rsid="0011ea20" style:font-weight-asian="bold" style:font-weight-complex="bold"/>
    </style:style>
    <style:style style:name="T4" style:family="text">
      <style:text-properties style:font-name="Arial" fo:font-weight="bold" officeooo:rsid="00217146" style:font-weight-asian="bold" style:font-weight-complex="bold"/>
    </style:style>
    <style:style style:name="T5" style:family="text">
      <style:text-properties style:font-name="Arial" fo:font-weight="bold" officeooo:rsid="00255a8e" style:font-weight-asian="bold" style:font-weight-complex="bold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2def0" style:font-size-asian="10pt" style:font-size-complex="10pt"/>
    </style:style>
    <style:style style:name="T8" style:family="text">
      <style:text-properties style:font-name="Arial" fo:font-size="10pt" officeooo:rsid="001b078d" style:font-size-asian="10pt" style:font-size-complex="10pt"/>
    </style:style>
    <style:style style:name="T9" style:family="text">
      <style:text-properties style:font-name="Arial" officeooo:rsid="0025b5d5" fo:background-color="#d4ea6b" loext:char-shading-value="0"/>
    </style:style>
    <style:style style:name="T10" style:family="text">
      <style:text-properties style:font-name="Arial" officeooo:rsid="002a9aae" fo:background-color="#d4ea6b" loext:char-shading-value="0"/>
    </style:style>
    <style:style style:name="T11" style:family="text">
      <style:text-properties style:font-name="Arial" officeooo:rsid="002936cb" fo:background-color="#d4ea6b" loext:char-shading-value="0"/>
    </style:style>
    <style:style style:name="T12" style:family="text">
      <style:text-properties style:font-name="Arial" officeooo:rsid="002e4ce6" fo:background-color="#d4ea6b" loext:char-shading-value="0"/>
    </style:style>
    <style:style style:name="T13" style:family="text">
      <style:text-properties style:font-name="Arial" fo:font-size="12pt" style:font-size-asian="10.5pt" style:font-size-complex="12pt"/>
    </style:style>
    <style:style style:name="T14" style:family="text">
      <style:text-properties style:font-name="Arial" fo:font-size="12pt" officeooo:rsid="003b3f3a" style:font-size-asian="10.5pt" style:font-size-complex="12pt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d4ea6b" loext:char-shading-value="0"/>
    </style:style>
    <style:style style:name="T17" style:family="text">
      <style:text-properties fo:background-color="#b4c7dc" loext:char-shading-value="0"/>
    </style:style>
    <style:style style:name="T18" style:family="text">
      <style:text-properties officeooo:rsid="002a60ea" fo:background-color="#b4c7dc" loext:char-shading-value="0"/>
    </style:style>
    <style:style style:name="T19" style:family="text">
      <style:text-properties officeooo:rsid="002a9aae" fo:background-color="#b4c7dc" loext:char-shading-value="0"/>
    </style:style>
    <style:style style:name="T20" style:family="text">
      <style:text-properties officeooo:rsid="002dfaad" fo:background-color="#b4c7dc" loext:char-shading-value="0"/>
    </style:style>
    <style:style style:name="T21" style:family="text">
      <style:text-properties fo:color="#000000" style:font-name="Arial" fo:font-size="10pt" officeooo:rsid="0012def0" fo:background-color="#ffffff" loext:char-shading-value="0" style:font-size-asian="10pt" style:font-size-complex="10pt"/>
    </style:style>
    <style:style style:name="T22" style:family="text">
      <style:text-properties fo:color="#000000" style:font-name="Arial" fo:font-size="10pt" fo:font-weight="normal" officeooo:rsid="0012def0" fo:background-color="#ffffff" loext:char-shading-value="0" style:font-size-asian="10pt" style:font-weight-asian="normal" style:font-size-complex="10pt" style:font-weight-complex="normal"/>
    </style:style>
    <style:style style:name="T23" style:family="text">
      <style:text-properties officeooo:rsid="001d18a7"/>
    </style:style>
    <style:style style:name="T24" style:family="text">
      <style:text-properties officeooo:rsid="00217146"/>
    </style:style>
    <style:style style:name="T25" style:family="text">
      <style:text-properties officeooo:rsid="0021aef7"/>
    </style:style>
    <style:style style:name="T26" style:family="text">
      <style:text-properties officeooo:rsid="0023830b"/>
    </style:style>
    <style:style style:name="T27" style:family="text">
      <style:text-properties officeooo:rsid="00255a8e"/>
    </style:style>
    <style:style style:name="T28" style:family="text">
      <style:text-properties officeooo:rsid="0025b5d5"/>
    </style:style>
    <style:style style:name="T29" style:family="text">
      <style:text-properties officeooo:rsid="00262f1a"/>
    </style:style>
    <style:style style:name="T30" style:family="text">
      <style:text-properties officeooo:rsid="00276644"/>
    </style:style>
    <style:style style:name="T31" style:family="text">
      <style:text-properties officeooo:rsid="00136fb5"/>
    </style:style>
    <style:style style:name="T32" style:family="text">
      <style:text-properties officeooo:rsid="0029e3f7"/>
    </style:style>
    <style:style style:name="T33" style:family="text">
      <style:text-properties officeooo:rsid="002a60ea"/>
    </style:style>
    <style:style style:name="T34" style:family="text">
      <style:text-properties officeooo:rsid="002a9aae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a797c" style:font-weight-asian="bold" style:font-weight-complex="bold"/>
    </style:style>
    <style:style style:name="T37" style:family="text">
      <style:text-properties officeooo:rsid="002dfaad"/>
    </style:style>
    <style:style style:name="T38" style:family="text">
      <style:text-properties officeooo:rsid="002e4ce6"/>
    </style:style>
    <style:style style:name="T39" style:family="text">
      <style:text-properties officeooo:rsid="00303374"/>
    </style:style>
    <style:style style:name="T40" style:family="text">
      <style:text-properties officeooo:rsid="00317b67"/>
    </style:style>
    <style:style style:name="T41" style:family="text">
      <style:text-properties officeooo:rsid="00368461"/>
    </style:style>
    <style:style style:name="T42" style:family="text">
      <style:text-properties officeooo:rsid="0036a7f3"/>
    </style:style>
    <style:style style:name="T43" style:family="text">
      <style:text-properties officeooo:rsid="00394f86"/>
    </style:style>
    <style:style style:name="T44" style:family="text">
      <style:text-properties officeooo:rsid="003b3f3a"/>
    </style:style>
    <style:style style:name="T45" style:family="text">
      <style:text-properties officeooo:rsid="003d3eb2"/>
    </style:style>
    <style:style style:name="T46" style:family="text">
      <style:text-properties officeooo:rsid="003fc1c9"/>
    </style:style>
    <style:style style:name="T47" style:family="text">
      <style:text-properties officeooo:rsid="003fc1da"/>
    </style:style>
    <style:style style:name="T48" style:family="text">
      <style:text-properties fo:font-size="2pt" fo:font-weight="bold" style:font-size-asian="2pt" style:font-weight-asian="bold" style:font-size-complex="2pt" style:font-weight-complex="bold"/>
    </style:style>
    <style:style style:name="T49" style:family="text">
      <style:text-properties fo:font-size="10pt" fo:font-weight="bold" style:font-size-asian="10pt" style:font-weight-asian="bold" style:font-size-complex="10pt" style:font-weight-complex="bold"/>
    </style:style>
    <style:style style:name="T50" style:family="text">
      <style:text-properties fo:font-size="12pt" fo:font-weight="normal" style:font-size-asian="12pt" style:font-weight-asian="normal" style:font-size-complex="12pt" style:font-weight-complex="normal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font-size="6pt" fo:font-weight="bold" style:font-size-asian="6pt" style:font-weight-asian="bold" style:font-size-complex="6pt" style:font-weight-complex="bold"/>
    </style:style>
    <style:style style:name="T53" style:family="text">
      <style:text-properties fo:font-size="6pt" fo:font-weight="normal" style:font-size-asian="6pt" style:font-weight-asian="normal" style:font-size-complex="6pt" style:font-weight-complex="normal"/>
    </style:style>
    <style:style style:name="T54" style:family="text">
      <style:text-properties fo:font-size="6pt" style:font-size-asian="6pt" style:font-size-complex="6pt"/>
    </style:style>
    <style:style style:name="T55" style:family="text">
      <style:text-properties fo:font-size="8pt" style:font-size-asian="8pt" style:font-size-complex="8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1.969cm" fo:min-width="4.868cm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1.969cm" fo:min-width="4.471cm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1.524cm" fo:min-width="2.514cm" style:run-through="foreground"/>
      <style:paragraph-properties style:writing-mode="lr-tb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1.526cm" fo:min-width="2.515cm" style:run-through="foreground"/>
      <style:paragraph-properties style:writing-mode="lr-tb"/>
    </style:style>
    <style:style style:name="gr6" style:family="graphic">
      <style:graphic-properties svg:stroke-width="0.03cm" svg:stroke-color="#000000" draw:marker-start-width="0.4cm" draw:marker-end="Arrow" draw:marker-end-width="0.229cm" draw:textarea-horizontal-align="center" draw:textarea-vertical-align="middle" fo:padding-top="0.014cm" fo:padding-bottom="0.014cm" fo:padding-left="0.014cm" fo:padding-right="0.014cm" style:run-through="foreground"/>
    </style:style>
    <style:style style:name="gr7" style:family="graphic">
      <style:graphic-properties svg:stroke-color="#000000" draw:textarea-horizontal-align="center" draw:textarea-vertical-align="middle" style:run-through="foreground"/>
    </style:style>
    <style:style style:name="gr8" style:family="graphic">
      <style:graphic-properties svg:stroke-width="0.03cm" svg:stroke-color="#000000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022 Spring CPSC 240</text:p>
      <text:p text:style-name="P90"><text:span text:style-name="T2">Practice Exercise</text:span><text:span text:style-name="T3"> </text:span><text:span text:style-name="T4">3</text:span><text:span text:style-name="T3">: </text:span><text:span text:style-name="T5">Property Tax Assessor</text:span></text:p>
      <text:p text:style-name="P1"/>
      <text:p text:style-name="P1"/>
      <text:p text:style-name="P1"/>
      <text:p text:style-name="P3">Preface</text:p>
      <text:p text:style-name="P1"/>
      <text:p text:style-name="P19">This programming exercise introduces arrays. <text:s/>Here we learn how to pass array<text:span text:style-name="T44">s</text:span> from one function to another. <text:s/>By doing this exercise you will learn about the nature of arrays in memory.</text:p>
      <text:p text:style-name="P1"/>
      <text:p text:style-name="P1"/>
      <text:p text:style-name="P1"/>
      <text:p text:style-name="P1"/>
      <text:p text:style-name="P3">Program specification</text:p>
      <text:p text:style-name="P10"/>
      <text:p text:style-name="P11">Make a hybrid program <text:span text:style-name="T24">that satisfies the requirements on the following pages.</text:span></text:p>
      <text:p text:style-name="P11"/>
      <text:p text:style-name="P19">Notice that we are making hybrid programs using three programming languages. <text:s/>In a hybrid program we can use any mix of source code from any programming language provide there is a real compiler for that language. <text:s text:c="2"/>A real compiler produces an object file which can be linked to form a larger executable file.</text:p>
      <text:p text:style-name="P11"/>
      <text:p text:style-name="P19">Languages like Java, C Sharp, and Python are interpreted languages. <text:s/>Their translators do not produce a linkable object file.</text:p>
      <text:p text:style-name="P11"/>
      <text:p text:style-name="P20">We use X86 because it is the main focus of this course.</text:p>
      <text:p text:style-name="P20">We use C++ because you all experts in C++.</text:p>
      <text:p text:style-name="P20">We use C because it is <text:span text:style-name="T25">a </text:span>very close cousin of C++ and does not require <text:span text:style-name="T25">much </text:span>learning time to make a basic program in <text:span text:style-name="T25">that language.</text:span></text:p>
      <text:p text:style-name="P11"/>
      <text:p text:style-name="P11"/>
      <text:p text:style-name="P10"/>
      <text:p text:style-name="P4">Context</text:p>
      <text:p text:style-name="P21"/>
      <text:p text:style-name="P22">In this county the <text:span text:style-name="T45">OC Tax Assessor </text:span>performs the duty of assessing real estate and collecting taxes based on each property’s assessed value. <text:s/>We will assume that the data are values of property in <text:span text:style-name="T45">a </text:span>s<text:span text:style-name="T40">pecific tax district</text:span> of OC. <text:s/><text:span text:style-name="T26">The assessor wants the total assessed value of all the property in a given district. <text:s/></text:span><text:span text:style-name="T27">Property type ranges from empty lots to tall office buildings. <text:s/>Let’s go.</text:span></text:p>
      <text:p text:style-name="P97">Functional relationships</text:p>
      <text:p text:style-name="P23"/>
      <text:p text:style-name="P23"/>
      <text:p text:style-name="P23">This diagram shows which functions call which other functions.</text:p>
      <text:p text:style-name="P23"/>
      <text:p text:style-name="P23"/>
      <text:p text:style-name="P23"><draw:g text:anchor-type="paragraph" draw:z-index="0" draw:name="Shape1" draw:style-name="gr1"><draw:custom-shape draw:name="Shape2_2" draw:style-name="gr2" draw:text-style-name="P108" svg:width="4.869cm" svg:height="1.969cm" svg:x="5.632cm" svg:y="0.448cm"><text:p text:style-name="P106"><text:span text:style-name="T48"/></text:p><text:p text:style-name="P106"><text:span text:style-name="T49"/></text:p><text:p text:style-name="P106"><text:span text:style-name="T50">assessor</text:span></text:p><text:p text:style-name="P107"><text:span text:style-name="T51"/></text:p><text:p text:style-name="P107"><text:span text:style-name="T51">C++ <text:s text:c="3"/></text:span></text:p><draw:enhanced-geometry svg:viewBox="0 0 21600 21600" draw:type="rectangle" draw:enhanced-path="M 0 0 L 21600 0 21600 21600 0 21600 0 0 Z N"/></draw:custom-shape><draw:custom-shape draw:name="Shape2_3" draw:style-name="gr2" draw:text-style-name="P108" svg:width="4.869cm" svg:height="1.969cm" svg:x="5.659cm" svg:y="3.173cm"><text:p text:style-name="P106"><text:span text:style-name="T48"/></text:p><text:p text:style-name="P106"><text:span text:style-name="T49"/></text:p><text:p text:style-name="P106"><text:span text:style-name="T50">manager</text:span></text:p><text:p text:style-name="P107"><text:span text:style-name="T51"/></text:p><text:p text:style-name="P107"><text:span text:style-name="T51">X86 <text:s text:c="3"/></text:span></text:p><draw:enhanced-geometry svg:viewBox="0 0 21600 21600" draw:type="rectangle" draw:enhanced-path="M 0 0 L 21600 0 21600 21600 0 21600 0 0 Z N"/></draw:custom-shape><draw:custom-shape draw:name="Shape2_4" draw:style-name="gr3" draw:text-style-name="P108" svg:width="4.472cm" svg:height="1.969cm" svg:x="0.896cm" svg:y="6.253cm"><text:p text:style-name="P106"><text:span text:style-name="T48"/></text:p><text:p text:style-name="P106"><text:span text:style-name="T49"/></text:p><text:p text:style-name="P106"><text:span text:style-name="T50">get_assessed_</text:span><text:span text:style-name="T50">values</text:span></text:p><text:p text:style-name="P107"><text:span text:style-name="T51"/></text:p><text:p text:style-name="P107"><text:span text:style-name="T51">X86 <text:s text:c="3"/></text:span></text:p><draw:enhanced-geometry svg:viewBox="0 0 21600 21600" draw:type="rectangle" draw:enhanced-path="M 0 0 L 21600 0 21600 21600 0 21600 0 0 Z N"/></draw:custom-shape><draw:custom-shape draw:name="Shape2_5" draw:style-name="gr2" draw:text-style-name="P108" svg:width="4.869cm" svg:height="1.969cm" svg:x="5.685cm" svg:y="6.274cm"><text:p text:style-name="P106"><text:span text:style-name="T48"/></text:p><text:p text:style-name="P106"><text:span text:style-name="T49"/></text:p><text:p text:style-name="P106"><text:span text:style-name="T50">show_property_values</text:span></text:p><text:p text:style-name="P107"><text:span text:style-name="T51"/></text:p><text:p text:style-name="P107"><text:span text:style-name="T51">C <text:s text:c="3"/></text:span></text:p><draw:enhanced-geometry svg:viewBox="0 0 21600 21600" draw:type="rectangle" draw:enhanced-path="M 0 0 L 21600 0 21600 21600 0 21600 0 0 Z N"/></draw:custom-shape><draw:custom-shape draw:name="Shape2_6" draw:style-name="gr2" draw:text-style-name="P108" svg:width="4.869cm" svg:height="1.969cm" svg:x="11.03cm" svg:y="6.301cm"><text:p text:style-name="P106"><text:span text:style-name="T48"/></text:p><text:p text:style-name="P106"><text:span text:style-name="T49"/></text:p><text:p text:style-name="P106"><text:span text:style-name="T50">sum_values</text:span></text:p><text:p text:style-name="P107"><text:span text:style-name="T51"/></text:p><text:p text:style-name="P107"><text:span text:style-name="T51">X86 <text:s text:c="3"/></text:span></text:p><draw:enhanced-geometry svg:viewBox="0 0 21600 21600" draw:type="rectangle" draw:enhanced-path="M 0 0 L 21600 0 21600 21600 0 21600 0 0 Z N"/></draw:custom-shape><draw:custom-shape draw:name="Shape2_7" draw:style-name="gr4" draw:text-style-name="P108" svg:width="2.514cm" svg:height="1.525cm" svg:x="2.748cm" svg:y="9.751cm"><text:p text:style-name="P106"><text:span text:style-name="T48"/></text:p><text:p text:style-name="P106"><text:span text:style-name="T52"/></text:p><text:p text:style-name="P106"><text:span text:style-name="T50">isfloat</text:span></text:p><text:p text:style-name="P106"><text:span text:style-name="T53"/></text:p><text:p text:style-name="P107"><text:span text:style-name="T51">C or C++ or X86 <text:s/></text:span></text:p><draw:enhanced-geometry svg:viewBox="0 0 21600 21600" draw:type="rectangle" draw:enhanced-path="M 0 0 L 21600 0 21600 21600 0 21600 0 0 Z N"/></draw:custom-shape><draw:custom-shape draw:name="Shape2_8" draw:style-name="gr5" draw:text-style-name="P111" svg:width="2.516cm" svg:height="1.527cm" svg:x="5.711cm" svg:y="9.814cm"><text:p text:style-name="P109"><text:span text:style-name="T48"/></text:p><text:p text:style-name="P109"><text:span text:style-name="T49"/></text:p><text:p text:style-name="P109"><text:span text:style-name="T50">atof</text:span></text:p><text:p text:style-name="P110"><text:span text:style-name="T54"/></text:p><text:p text:style-name="P110"><text:span text:style-name="T55">Unknown</text:span><text:span text:style-name="T54"> </text:span></text:p><draw:enhanced-geometry svg:viewBox="0 0 21600 21600" draw:type="rectangle" draw:enhanced-path="M 0 0 L 21600 0 21600 21600 0 21600 0 0 Z N"/></draw:custom-shape><draw:line draw:name="Shape3" draw:style-name="gr6" draw:text-style-name="P112" svg:x1="8.172cm" svg:y1="2.417cm" svg:x2="8.172cm" svg:y2="3.285cm"><text:p/></draw:line><draw:custom-shape draw:name="Shape2_9" draw:style-name="gr3" draw:text-style-name="P108" svg:width="4.472cm" svg:height="1.969cm" svg:x="11.982cm" svg:y="0.459cm"><text:p text:style-name="P106"><text:span text:style-name="T48"/></text:p><text:p text:style-name="P106"><text:span text:style-name="T49"/></text:p><text:p text:style-name="P106"><text:span text:style-name="T50">tax.sh</text:span></text:p><text:p text:style-name="P107"><text:span text:style-name="T51"/></text:p><text:p text:style-name="P107"><text:span text:style-name="T51">bash <text:s text:c="3"/></text:span></text:p><draw:enhanced-geometry svg:viewBox="0 0 21600 21600" draw:type="rectangle" draw:enhanced-path="M 0 0 L 21600 0 21600 21600 0 21600 0 0 Z N"/></draw:custom-shape><draw:line draw:name="Shape3_0" draw:style-name="gr6" draw:text-style-name="P112" svg:x1="8.146cm" svg:y1="5.142cm" svg:x2="8.146cm" svg:y2="6.274cm"><text:p/></draw:line><draw:line draw:name="Shape3_1" draw:style-name="gr6" draw:text-style-name="P113" svg:x1="3.33cm" svg:y1="5.533cm" svg:x2="3.33cm" svg:y2="6.253cm"><text:p/></draw:line><draw:line draw:name="Shape4_0" draw:style-name="gr7" draw:text-style-name="P112" svg:x1="3.33cm" svg:y1="5.533cm" svg:x2="13.04cm" svg:y2="5.454cm"><text:p/></draw:line><draw:line draw:name="Shape3_3" draw:style-name="gr6" draw:text-style-name="P112" svg:x1="13.014cm" svg:y1="5.454cm" svg:x2="13.067cm" svg:y2="6.433cm"><text:p/></draw:line><draw:line draw:name="Shape3_2" draw:style-name="gr6" draw:text-style-name="P113" svg:x1="4.865cm" svg:y1="8.221cm" svg:x2="4.865cm" svg:y2="8.941cm"><text:p/></draw:line><draw:line draw:name="Shape5" draw:style-name="gr8" draw:text-style-name="P112" svg:x1="3.939cm" svg:y1="8.946cm" svg:x2="7.008cm" svg:y2="8.92cm"><text:p/></draw:line><draw:line draw:name="Shape3_4" draw:style-name="gr6" draw:text-style-name="P113" svg:x1="3.939cm" svg:y1="8.946cm" svg:x2="3.939cm" svg:y2="9.75cm"><text:p/></draw:line><draw:line draw:name="Shape3_5" draw:style-name="gr6" draw:text-style-name="P113" svg:x1="7.008cm" svg:y1="8.92cm" svg:x2="7.008cm" svg:y2="9.814cm"><text:p/></draw:line></draw:g></text:p>
      <text:p text:style-name="P22">j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">Assumptions</text:p>
      <text:p text:style-name="P24"/>
      <text:p text:style-name="P24">Everyone knows the 6 <text:span text:style-name="T30">characters in the set </text:span>called white space.</text:p>
      <text:p text:style-name="P23"/>
      <text:p text:style-name="P24">The root of the calling tree, sometimes called driver, does not participate in the solution of the problem. <text:s/>Well, perhaps the starting function does display some informative greeting, but that is the extent of its involvement.</text:p>
      <text:p text:style-name="P24"/>
      <text:p text:style-name="P25">Everyone knows how to display the current date from C++.</text:p>
      <text:p text:style-name="P95">Sample dialog with the user of the program <text:span text:style-name="T1">with valid inputs.</text:span></text:p>
      <text:p text:style-name="P10"/>
      <text:p text:style-name="P12"/>
      <text:p text:style-name="P39">Welcome to the Orange County Property Assessment Office on February 28, 2022</text:p>
      <text:p text:style-name="P39">For assistance contact Miguel Torres at miguelgrande@premier.com</text:p>
      <text:p text:style-name="P12"/>
      <text:p text:style-name="P50"><text:span text:style-name="T16">Please enter your name and press enter:</text:span> <text:s/><text:span text:style-name="T18">Chris Sawyer</text:span></text:p>
      <text:p text:style-name="P50"><text:span text:style-name="T16">Please enter your title:</text:span> <text:span text:style-name="T18">Roller Coaster Expert</text:span></text:p>
      <text:p text:style-name="P63">Thank you <text:span text:style-name="T33">Chris Sawyer</text:span>.</text:p>
      <text:p text:style-name="P50"/>
      <text:p text:style-name="P66"><text:span text:style-name="T30">Next</text:span> we will collect the property values in your assessment district. <text:s/>Between each value enter while space. <text:s/>When finished entering values press &lt;enter&gt; followed by control+D.</text:p>
      <text:p text:style-name="P36"/>
      <text:p text:style-name="P79">250800.75<text:tab/><text:tab/>99500.06</text:p>
      <text:p text:style-name="P79">109500.55<text:tab/><text:tab/>1000000.99</text:p>
      <text:p text:style-name="P79">9398.60</text:p>
      <text:p text:style-name="P79">1250690.54</text:p>
      <text:p text:style-name="P46"><text:span text:style-name="T17">88888.90</text:span><text:tab/><text:tab/><text:tab/>&lt;==&lt;enter&gt; was pressed here</text:p>
      <text:p text:style-name="P46"><text:tab/><text:tab/><text:tab/><text:tab/>&lt;==Cntl+D was entered here</text:p>
      <text:p text:style-name="P12"/>
      <text:p text:style-name="P69">Thank you. <text:s/>Here are the assessed property values in this district.</text:p>
      <text:p text:style-name="P46"/>
      <text:p text:style-name="P70"><text:tab/>250800.75</text:p>
      <text:p text:style-name="P70"><text:tab/>99500.06</text:p>
      <text:p text:style-name="P70"><text:tab/>109500.55</text:p>
      <text:p text:style-name="P70"><text:tab/>1000000.99</text:p>
      <text:p text:style-name="P70"><text:tab/>9398.60</text:p>
      <text:p text:style-name="P70"><text:tab/>1250690.54</text:p>
      <text:p text:style-name="P30"><text:tab/>88888.90</text:p>
      <text:p text:style-name="P12"/>
      <text:p text:style-name="P69">The <text:span text:style-name="T29">sum</text:span> of assessed values is <text:span text:style-name="T29">$</text:span><text:span text:style-name="T31">2808780.39.</text:span></text:p>
      <text:p text:style-name="P74"><text:span text:style-name="T31">T</text:span>he mean assessed value is $401254.341428</text:p>
      <text:p text:style-name="P53"/>
      <text:p text:style-name="P63">The mean will now be returned to the caller function.</text:p>
      <text:p text:style-name="P77">We enjoy serving everyone who is a <text:span text:style-name="T33">Roller Coaster Expert</text:span>.</text:p>
      <text:p text:style-name="P56"/>
      <text:p text:style-name="P42">The Assessor’s Office received this number <text:span text:style-name="T29">401254.34 </text:span>and will keep it.</text:p>
      <text:p text:style-name="P45">Next an integer 0 will be sent to the operating system as a signal of successful completion.</text:p>
      <text:p text:style-name="P59"/>
      <text:p text:style-name="P59"/>
      <text:p text:style-name="P61">Color <text:span text:style-name="T32">codes</text:span></text:p>
      <text:p text:style-name="P61"><text:span text:style-name="T15">Yellow</text:span>: <text:span text:style-name="T32">start function</text:span></text:p>
      <text:p text:style-name="P61"><text:span text:style-name="T16">Green:</text:span> <text:s/>X86</text:p>
      <text:p text:style-name="P62"><text:span text:style-name="T17">Blue</text:span>: <text:s text:c="2"/>keyboard (stdin)</text:p>
      <text:p text:style-name="P62"/>
      <text:p text:style-name="P62">Replace <text:span text:style-name="T32">Miguel</text:span>’s name with your own name.</text:p>
      <text:p text:style-name="P62"/>
      <text:p text:style-name="P60">Get the date from the operating system.</text:p>
      <text:p text:style-name="P99">Sample dialog with the user of the program <text:span text:style-name="T1">with </text:span><text:span text:style-name="T23">an invalid input.</text:span></text:p>
      <text:p text:style-name="P31"/>
      <text:p text:style-name="P40">Welcome to the Orange County Property Assessment Office on February 28, 2022</text:p>
      <text:p text:style-name="P40">For assistance contact Miguel Torres at miguelgrande@premier.com</text:p>
      <text:p text:style-name="P13"/>
      <text:p text:style-name="P51"><text:span text:style-name="T16">Please enter your name and press enter:</text:span> <text:s/><text:span text:style-name="T17">George Foreman</text:span></text:p>
      <text:p text:style-name="P51"><text:span text:style-name="T16">Please enter your title:</text:span> <text:span text:style-name="T17">Tax Auditor</text:span></text:p>
      <text:p text:style-name="P64">Thank you George Foreman.</text:p>
      <text:p text:style-name="P51"/>
      <text:p text:style-name="P67"><text:span text:style-name="T30">Next</text:span> we will collect the property values in your assessment district. <text:s/>Between each value enter while space. <text:s/>When finished entering values press &lt;enter&gt; followed by control+D.</text:p>
      <text:p text:style-name="P37"/>
      <text:p text:style-name="P80">890550.00</text:p>
      <text:p text:style-name="P80">296511.50</text:p>
      <text:p text:style-name="P80">559330.95</text:p>
      <text:p text:style-name="P82">199.657.88</text:p>
      <text:p text:style-name="P48"><text:span text:style-name="T19">Invalid input<text:tab/></text:span><text:tab/><text:tab/>&lt;==&lt;enter&gt; was pressed here</text:p>
      <text:p text:style-name="P47"><text:tab/><text:tab/><text:tab/><text:tab/>&lt;==Cntl+D was entered here</text:p>
      <text:p text:style-name="P13"/>
      <text:p text:style-name="P91"><text:span text:style-name="T9">Thank you. <text:s/></text:span><text:span text:style-name="T10">The data input set was corrupted. <text:s/>Please run this program again.</text:span></text:p>
      <text:p text:style-name="P13"/>
      <text:p text:style-name="P72">The <text:span text:style-name="T29">sum</text:span> of assessed values is <text:span text:style-name="T29">$</text:span><text:span text:style-name="T34">0.00</text:span></text:p>
      <text:p text:style-name="P75"><text:span text:style-name="T31">T</text:span>he mean assessed value is $<text:span text:style-name="T34">0.0000</text:span></text:p>
      <text:p text:style-name="P54"/>
      <text:p text:style-name="P64">The mean will now be returned to the caller function.</text:p>
      <text:p text:style-name="P78">We enjoy serving everyone who is a Tax Auditor.</text:p>
      <text:p text:style-name="P57"/>
      <text:p text:style-name="P43">The Assessor’s Office received this number <text:span text:style-name="T34">0.00</text:span><text:span text:style-name="T29"> </text:span>and will keep it.</text:p>
      <text:p text:style-name="P34">Next an integer 0 will be sent to the operating system as a signal of successful completion.</text:p>
      <text:p text:style-name="P34"/>
      <text:p text:style-name="P34"/>
      <text:p text:style-name="P9">Comments</text:p>
      <text:p text:style-name="P32"/>
      <text:p text:style-name="P32">When the first invalid input is received then the action of further inputs is stopped. <text:s/>The program terminates gracefully.</text:p>
      <text:p text:style-name="P32"/>
      <text:p text:style-name="P32">Types of invalid inputs</text:p>
      <text:p text:style-name="P32">34W8.65<text:tab/><text:tab/>&lt;==Non-digit</text:p>
      <text:p text:style-name="P32">543.67.80<text:tab/><text:tab/>&lt;==Too many decimal points</text:p>
      <text:p text:style-name="P32">9800<text:tab/><text:tab/><text:tab/>&lt;==Lack of decimal point</text:p>
      <text:p text:style-name="P32">56.9+458<text:tab/><text:tab/>&lt;==Non-digit encountered.</text:p>
      <text:p text:style-name="P32">++8000.00<text:tab/><text:tab/>&lt;==Too many leading signs. <text:s/>One sign is acceptable, but not two.</text:p>
      <text:p text:style-name="P33">19500+<text:tab/><text:tab/>&lt;==No postfix signs allowed</text:p>
      <text:p text:style-name="P33">(657)278-3700<text:tab/>&lt;==No phone numbers</text:p>
      <text:p text:style-name="P98">Optional alternate method of handling invalid inputs</text:p>
      <text:p text:style-name="P16"/>
      <text:p text:style-name="P83">This method does not ask the user to restart the program but simply discards the invalid inputs and continues processing the remaining data. <text:s/>Here is a sample dialog</text:p>
      <text:p text:style-name="P16"/>
      <text:p text:style-name="P41">Welcome to the Orange County Property Assessment Office on February 28, 2022</text:p>
      <text:p text:style-name="P41">For assistance contact Miguel Torres at miguelgrande@premier.com</text:p>
      <text:p text:style-name="P15"/>
      <text:p text:style-name="P52"><text:span text:style-name="T16">Please enter your name and press enter:</text:span> <text:s/><text:span text:style-name="T17">G</text:span><text:span text:style-name="T20">race Hooper</text:span></text:p>
      <text:p text:style-name="P52"><text:span text:style-name="T16">Please enter your title:</text:span> <text:span text:style-name="T20">Rear Admiral</text:span></text:p>
      <text:p text:style-name="P65">Thank you G<text:span text:style-name="T37">race Hooper</text:span>.</text:p>
      <text:p text:style-name="P52"/>
      <text:p text:style-name="P68"><text:span text:style-name="T30">Next</text:span> we will collect the property values in your assessment district. <text:s/>Between each value enter while space. <text:s/>When finished entering values press &lt;enter&gt; followed by control+D.</text:p>
      <text:p text:style-name="P38"/>
      <text:p text:style-name="P81">200500.66</text:p>
      <text:p text:style-name="P81">450.444.51</text:p>
      <text:p text:style-name="P81">+230599.99</text:p>
      <text:p text:style-name="P83"><text:span text:style-name="T19">8</text:span><text:span text:style-name="T17">88W51.50</text:span></text:p>
      <text:p text:style-name="P83"><text:span text:style-name="T17">1000000.99</text:span><text:span text:style-name="T19"><text:tab/></text:span><text:span text:style-name="T28"><text:tab/><text:tab/>&lt;==&lt;enter&gt; was pressed here</text:span></text:p>
      <text:p text:style-name="P49"><text:tab/><text:tab/><text:tab/><text:tab/>&lt;==Cntl+D was entered here</text:p>
      <text:p text:style-name="P15"/>
      <text:p text:style-name="P73">Thank you. <text:s/>Here are the assessed property values in this district.</text:p>
      <text:p text:style-name="P49"/>
      <text:p text:style-name="P71"><text:tab/><text:span text:style-name="T37">200500.66</text:span></text:p>
      <text:p text:style-name="P71"><text:tab/><text:span text:style-name="T37">230599.99</text:span></text:p>
      <text:p text:style-name="P71"><text:tab/><text:span text:style-name="T37">1000000.99</text:span></text:p>
      <text:p text:style-name="P14"/>
      <text:p text:style-name="P73">The <text:span text:style-name="T29">sum</text:span> of assessed values is <text:span text:style-name="T29">$1431101.64.</text:span></text:p>
      <text:p text:style-name="P76"><text:span text:style-name="T31">T</text:span>he mean assessed value is $477033.88<text:span text:style-name="T38">00.</text:span></text:p>
      <text:p text:style-name="P55"/>
      <text:p text:style-name="P65">The mean will now be returned to the caller function.</text:p>
      <text:p text:style-name="P92"><text:span text:style-name="T11">We enjoy serving everyone who is a </text:span><text:span text:style-name="T12">Read Admiral.</text:span></text:p>
      <text:p text:style-name="P58"/>
      <text:p text:style-name="P44">The Assessor’s Office received this number <text:span text:style-name="T29">401254.34 </text:span>and will keep it.</text:p>
      <text:p text:style-name="P35">Next an integer 0 will be sent to the operating system as a signal of successful completion.</text:p>
      <text:p text:style-name="P17"/>
      <text:p text:style-name="P17"/>
      <text:p text:style-name="P17"/>
      <text:p text:style-name="P84">This shows an alternate method of handling invalid inputs. <text:s/>In this case the invalid numbers are simply discarded and the program continues.</text:p>
      <text:p text:style-name="P17"/>
      <text:p text:style-name="P17"/>
      <text:p text:style-name="P84">For practice program #3 you choose how you wish to handle invalid inputs. <text:s/>Either technique is fine with the instructor.</text:p>
      <text:p text:style-name="P17"/>
      <text:p text:style-name="P17"/>
      <text:p text:style-name="P100"><text:span text:style-name="T36">S</text:span><text:span text:style-name="T35">ubmission of completed program for feedback</text:span></text:p>
      <text:p text:style-name="P26"/>
      <text:p text:style-name="P27">You are invited to submit a copy of your program for evaluation by the instructor. <text:s/>Send the source files as attachments to an email message sent to holliday@fullerton.edu. <text:s/><text:span text:style-name="T41">We will discover if your program attains “Professional </text:span><text:span text:style-name="T44">Certification</text:span><text:span text:style-name="T41">”. <text:s/>If the program reaches professional level then it qualifies to be saved in your portfolio.</text:span></text:p>
      <text:p text:style-name="P27"/>
      <text:p text:style-name="P27"/>
      <text:p text:style-name="P27"/>
      <text:p text:style-name="P6">Obtaining help to remove bugs from practice programs.</text:p>
      <text:p text:style-name="P28"/>
      <text:p text:style-name="P28">In this case you would like assistance in real time. <text:s/>Placing your request for debug help in the professor’s <text:span text:style-name="T44">work queue</text:span> is too slow. <text:s/>For a response in reasonable time post a copy of the block causing the bug along with the output generated when the bug occurs in <text:span text:style-name="T44">D</text:span>iscord. <text:s/>Ask if anyone knows how to fix it. <text:s/></text:p>
      <text:p text:style-name="P28"/>
      <text:p text:style-name="P28">Try sending a copy of the source file and the generated error message to Johnson, or Daniel, or Sam. <text:s/>All three are assembly experts. <text:s/>The email addresses of two of them are posted in the class website. <text:s/>The email address of the third person is probably posted in <text:span text:style-name="T44">D</text:span>iscord.</text:p>
      <text:p text:style-name="P28"/>
      <text:p text:style-name="P29">There are many opportunities to obtain assistance with reasonably quick turn around.</text:p>
      <text:p text:style-name="P7"/>
      <text:p text:style-name="P96">Timeline</text:p>
      <text:p text:style-name="P18"/>
      <text:p text:style-name="P18"><text:span text:style-name="T39">March</text:span> 8, 2022 @ 11:59pm</text:p>
      <text:p text:style-name="P18"/>
      <text:p text:style-name="P85">If you complete <text:span text:style-name="T43">thi</text:span>s practice program by the date given above then you are making normal progress in this class.</text:p>
      <text:p text:style-name="P18"/>
      <text:p text:style-name="P18"/>
      <text:p text:style-name="P18"/>
      <text:p text:style-name="P8">Calendar</text:p>
      <text:p text:style-name="P87"/>
      <text:p text:style-name="P87">Practice program #1:<text:tab/>Feb 8</text:p>
      <text:p text:style-name="P87">Practice program #2<text:tab/>Feb 22</text:p>
      <text:p text:style-name="P87">Practice program #3<text:tab/>Mar 8</text:p>
      <text:p text:style-name="P102"/>
      <text:p text:style-name="P87">Midterm on concepts:<text:tab/>Mar 23 (Wed) or Mar 24 (Thur)</text:p>
      <text:p text:style-name="P87"/>
      <text:p text:style-name="P104">Class meetings<text:tab/><text:tab/>Apr 4 and 5: </text:p>
      <text:p text:style-name="P104">Lecture on software construction: modularity, readability, cohesiveness, <text:span text:style-name="T47">coupling</text:span>, targeted audience, legal issues, <text:span text:style-name="T47">proprietary vs open.</text:span></text:p>
      <text:p text:style-name="P104"/>
      <text:p text:style-name="P87">Midterm on programming<text:tab/>Apr <text:span text:style-name="T46">6</text:span> (<text:span text:style-name="T46">Wed</text:span>) or Apr <text:span text:style-name="T46">7</text:span>(<text:span text:style-name="T46">Thur</text:span>)</text:p>
      <text:p text:style-name="P18"/>
      <text:p text:style-name="P101">Practice program #4<text:tab/><text:span text:style-name="T46">Apr</text:span> <text:span text:style-name="T46">15</text:span></text:p>
      <text:p text:style-name="P18"/>
      <text:p text:style-name="P18"/>
      <text:p text:style-name="P8">View the colors</text:p>
      <text:p text:style-name="P18"/>
      <text:p text:style-name="P85">If you cannot see the colors or <text:span text:style-name="T42">the </text:span>diagram appears distorted then you need better software for viewing documents. <text:s/><text:span text:style-name="T42">Yes, google docs is a great place to view and edit documents, but on test day you may want quicker access to your docs. <text:s/>Consider Libre Office.</text:span></text:p>
      <text:p text:style-name="P18"/>
      <text:p text:style-name="P93"><text:span text:style-name="T7">Software. <text:s/>This document was created by “Libre Office Writer” word processor </text:span><text:span text:style-name="T8">and saved in the open source format known as “odt”. <text:s/>You may obtain a free copy of Libre Office here: <text:s/></text:span><text:span text:style-name="T22">https://www.libreoffice.org/download/download/ .</text:span><text:span text:style-name="T21"> <text:s/>Ther</text:span><text:span text:style-name="T7">e are versions available for Macs, Windows, and Linux.</text:span></text:p>
      <text:p text:style-name="P86"/>
      <text:p text:style-name="P94"><text:span text:style-name="T7">L</text:span><text:span text:style-name="T6">ibre Office will display colors and diagrams correctly.</text:span></text:p>
      <text:p text:style-name="P88"/>
      <text:p text:style-name="P105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7" meta:paragraph-count="131" meta:word-count="1330" meta:character-count="8235" meta:non-whitespace-character-count="6948"/>
  </office:meta>
</office:document-meta>
</file>